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650000000E8091A4B7A3801C64.gif" manifest:media-type="image/gif"/>
  <manifest:file-entry manifest:full-path="Pictures/100002000000003C0000002AC91E0B62587CA2C9.gif" manifest:media-type="image/gif"/>
  <manifest:file-entry manifest:full-path="Pictures/10000200000000CE00000018A0C6C51F60B1D16D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0f3ee" officeooo:paragraph-rsid="0010f3ee"/>
    </style:style>
    <style:style style:name="P2" style:family="paragraph" style:parent-style-name="Text_20_body" style:list-style-name="L1">
      <style:text-properties officeooo:rsid="0014e7a8" officeooo:paragraph-rsid="0014e7a8"/>
    </style:style>
    <style:style style:name="P3" style:family="paragraph" style:parent-style-name="Text_20_body" style:list-style-name="L2">
      <style:text-properties officeooo:rsid="0014e7a8" officeooo:paragraph-rsid="0014e7a8"/>
    </style:style>
    <style:style style:name="P4" style:family="paragraph" style:parent-style-name="Text_20_body" style:list-style-name="L3">
      <style:text-properties officeooo:rsid="00124440" officeooo:paragraph-rsid="00124440"/>
    </style:style>
    <style:style style:name="P5" style:family="paragraph" style:parent-style-name="Heading_20_1">
      <style:text-properties officeooo:rsid="0010f3ee" officeooo:paragraph-rsid="0010f3ee"/>
    </style:style>
    <style:style style:name="P6" style:family="paragraph" style:parent-style-name="Heading_20_1">
      <style:text-properties officeooo:rsid="00124440" officeooo:paragraph-rsid="00124440"/>
    </style:style>
    <style:style style:name="T1" style:family="text">
      <style:text-properties officeooo:rsid="001698d3"/>
    </style:style>
    <style:style style:name="T2" style:family="text">
      <style:text-properties officeooo:rsid="00186a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toda najmniejszych kwadratów</text:p>
      <text:h text:style-name="P5" text:outline-level="1">Założenia</text:h>
      <text:list xml:id="list1045473801148627723" text:style-name="L1">
        <text:list-item>
          <text:p text:style-name="P1">Nie znamy równania (albo nie znamy części)</text:p>
        </text:list-item>
        <text:list-item>
          <text:p text:style-name="P1">Minimalizujemy sumę kwadratów błędów</text:p>
        </text:list-item>
        <text:list-item>
          <text:p text:style-name="P2">Mierzona jest odległość od wykresu <text:span text:style-name="T1">po zmiennej zależnej (a nie prostopadła do funkcji)</text:span></text:p>
        </text:list-item>
      </text:list>
      <text:h text:style-name="P6" text:outline-level="1">Zalety</text:h>
      <text:list xml:id="list4613326957314213133" text:style-name="L2">
        <text:list-item>
          <text:p text:style-name="P3">Lepsze dopasowanie niż z użyciem bezwzględnej wartości błędów.</text:p>
        </text:list-item>
      </text:list>
      <text:h text:style-name="P6" text:outline-level="1">Wady</text:h>
      <text:list xml:id="list2382195853174179487" text:style-name="L3">
        <text:list-item>
          <text:p text:style-name="P4">Wartości odstające daleko (błędne pomiary) mają bardzo duży wpływ na wynik</text:p>
        </text:list-item>
      </text:list>
      <text:h text:style-name="Heading_20_1" text:outline-level="1">Opis metody</text:h>
      <text:p text:style-name="Text_20_body"><draw:frame draw:style-name="fr1" draw:name="Obraz1" text:anchor-type="paragraph" svg:x="1.189cm" svg:y="1.695cm" svg:width="9.805cm" svg:height="1.141cm" draw:z-index="0"><draw:image xlink:href="Pictures/10000200000000CE00000018A0C6C51F60B1D16D.gif" xlink:type="simple" xlink:show="embed" xlink:actuate="onLoad"/></draw:frame><draw:frame draw:style-name="fr1" draw:name="Obraz2" text:anchor-type="paragraph" svg:x="0.58cm" svg:y="3.493cm" svg:width="3.246cm" svg:height="2.272cm" draw:z-index="1"><draw:image xlink:href="Pictures/100002000000003C0000002AC91E0B62587CA2C9.gif" xlink:type="simple" xlink:show="embed" xlink:actuate="onLoad"/></draw:frame><draw:frame draw:style-name="fr1" draw:name="Obraz3" text:anchor-type="paragraph" svg:x="0.462cm" svg:y="6.279cm" svg:width="10.313cm" svg:height="1.425cm" draw:z-index="2"><draw:image xlink:href="Pictures/10000200000000650000000E8091A4B7A3801C64.gif" xlink:type="simple" xlink:show="embed" xlink:actuate="onLoad"/></draw:frame><text:tab/><text:span text:style-name="T2">Można używać tej metody do dopasowania funkcji liniowej oraz nieliniowej. Do liniowej minimalizujemy R^2 opisane wzorem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Legięcki</meta:initial-creator>
    <meta:creation-date>2016-05-09T21:04:04.858352476</meta:creation-date>
    <meta:generator>LibreOffice/5.0.3.2$Linux_X86_64 LibreOffice_project/00m0$Build-2</meta:generator>
    <dc:date>2016-05-10T10:27:49.165506928</dc:date>
    <dc:creator>Mateusz Legięcki</dc:creator>
    <meta:editing-duration>PT1H11M1S</meta:editing-duration>
    <meta:editing-cycles>3</meta:editing-cycles>
    <meta:document-statistic meta:table-count="0" meta:image-count="3" meta:object-count="0" meta:page-count="1" meta:paragraph-count="11" meta:word-count="72" meta:character-count="491" meta:non-whitespace-character-count="434"/>
  </office:meta>
</office:document-meta>
</file>